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16.29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6cm" fo:min-width="10.75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6cm" fo:min-width="12.62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6cm" fo:min-width="11.079cm"/>
    </style:style>
    <style:style style:name="gr7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dash" draw:stroke-dash="Fine_20_Dashed" draw:textarea-horizontal-align="center" draw:textarea-vertical-align="middle"/>
    </style:style>
    <style:style style:name="gr12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solid" draw:stroke-dash="Fine_20_Dashed"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125cm"/>
    </style:style>
    <style:style style:name="gr15" style:family="graphic">
      <style:graphic-properties style:protect="size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text-properties fo:font-size="23.7999992370605pt"/>
    </style:style>
    <style:style style:name="P4" style:family="paragraph">
      <style:text-properties fo:font-style="italic" style:font-style-asian="italic" style:font-style-complex="itali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>
        <draw:custom-shape draw:style-name="gr1" draw:text-style-name="P1" draw:layer="layout" svg:width="11.625cm" svg:height="5.18cm" svg:x="16.508cm" svg:y="22.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625cm" svg:height="2.773cm" svg:x="16.507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625cm" svg:height="2.773cm" svg:x="16.506cm" svg:y="8.9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1.619cm" svg:height="1.36cm" svg:x="16.506cm" svg:y="3.534cm">
          <text:p text:style-name="P2"><text:span text:style-name="T1">void * (uint64_t)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1.875cm" svg:height="1.091cm" svg:x="4.25cm" svg:y="3.534cm">
          <draw:text-box>
            <text:p text:style-name="P3"><text:span text:style-name="T1">previousBasePersistentMemoryAddress</text:span></text:p>
          </draw:text-box>
        </draw:frame>
        <draw:custom-shape draw:style-name="gr2" draw:text-style-name="P2" draw:layer="layout" svg:width="11.619cm" svg:height="1.36cm" svg:x="16.506cm" svg:y="4.896cm">
          <text:p text:style-name="P2"><text:span text:style-name="T1">unsigned long (int32_t)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1.75cm" svg:height="1.166cm" svg:x="4.25cm" svg:y="4.803cm">
          <draw:text-box>
            <text:p text:style-name="P3"><text:span text:style-name="T1">previousMemoryPageSize[Address]</text:span></text:p>
          </draw:text-box>
        </draw:frame>
        <draw:custom-shape draw:style-name="gr2" draw:text-style-name="P2" draw:layer="layout" svg:width="11.619cm" svg:height="1.36cm" svg:x="16.506cm" svg:y="6.256cm">
          <text:p text:style-name="P2"><text:span text:style-name="T1">int (int32_t)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9.308cm" svg:height="1.166cm" svg:x="4.192cm" svg:y="6.172cm">
          <draw:text-box>
            <text:p text:style-name="P3"><text:span text:style-name="T1">mappingTableMaxSizeAddress</text:span></text:p>
          </draw:text-box>
        </draw:frame>
        <draw:custom-shape draw:style-name="gr2" draw:text-style-name="P2" draw:layer="layout" svg:width="11.619cm" svg:height="1.36cm" svg:x="16.506cm" svg:y="7.617cm">
          <text:p text:style-name="P2"><text:span text:style-name="T1">Link * (uint64_t)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8.213cm" svg:height="1.166cm" svg:x="4.162cm" svg:y="7.491cm">
          <draw:text-box>
            <text:p text:style-name="P3"><text:span text:style-name="T1">mappingTableDataAddress</text:span></text:p>
          </draw:text-box>
        </draw:frame>
        <draw:custom-shape draw:style-name="gr7" draw:text-style-name="P1" draw:layer="layout" svg:width="11.619cm" svg:height="1.375cm" svg:x="16.506cm" svg:y="11.75cm">
          <text:p text:style-name="P1">long long (uint64_t)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1.619cm" svg:height="1.375cm" svg:x="16.506cm" svg:y="13.125cm">
          <text:p text:style-name="P1">long long (uint64_t)</text:p>
          <draw:enhanced-geometry svg:viewBox="0 0 21600 21600" draw:type="rectangle" draw:enhanced-path="M 0 0 L 21600 0 21600 21600 0 21600 0 0 Z N"/>
        </draw:custom-shape>
        <draw:frame draw:style-name="gr8" draw:layer="layout" svg:width="8.025cm" svg:height="0.962cm" svg:x="7.998cm" svg:y="11.953cm">
          <draw:text-box>
            <text:p>linksTableMaxSizeAddress</text:p>
          </draw:text-box>
        </draw:frame>
        <draw:frame draw:style-name="gr8" draw:layer="layout" svg:width="6.839cm" svg:height="0.962cm" svg:x="7.975cm" svg:y="13.163cm">
          <draw:text-box>
            <text:p>linksTableSizeAddress</text:p>
          </draw:text-box>
        </draw:frame>
        <draw:frame draw:style-name="gr8" draw:layer="layout" svg:width="11.729cm" svg:height="1.673cm" svg:x="29.271cm" svg:y="3.534cm">
          <draw:text-box>
            <text:p>Сервисный блок, размер =</text:p>
            <text:p><text:s text:c="2"/>serviceBlockSizeInBytes (2xPageSize)</text:p>
          </draw:text-box>
        </draw:frame>
        <draw:line draw:style-name="gr9" draw:text-style-name="P1" draw:layer="layout" svg:x1="28.125cm" svg:y1="3.534cm" svg:x2="29cm" svg:y2="3.5cm">
          <text:p/>
        </draw:line>
        <draw:line draw:style-name="gr10" draw:text-style-name="P1" draw:layer="layout" svg:x1="29cm" svg:y1="3.5cm" svg:x2="29cm" svg:y2="11.75cm">
          <text:p/>
        </draw:line>
        <draw:line draw:style-name="gr9" draw:text-style-name="P1" draw:layer="layout" svg:x1="28.131cm" svg:y1="11.75cm" svg:x2="29cm" svg:y2="11.75cm">
          <text:p/>
        </draw:line>
        <draw:line draw:style-name="gr9" draw:text-style-name="P1" draw:layer="layout" svg:x1="29cm" svg:y1="11.75cm" svg:x2="30.75cm" svg:y2="11.75cm">
          <text:p/>
        </draw:line>
        <draw:line draw:style-name="gr10" draw:text-style-name="P1" draw:layer="layout" svg:x1="30.5cm" svg:y1="11.75cm" svg:x2="30.5cm" svg:y2="17.25cm">
          <text:p/>
        </draw:line>
        <draw:line draw:style-name="gr11" draw:text-style-name="P1" draw:layer="layout" svg:x1="28.132cm" svg:y1="17.273cm" svg:x2="31cm" svg:y2="17.273cm">
          <text:p/>
        </draw:line>
        <draw:line draw:style-name="gr9" draw:text-style-name="P1" draw:layer="layout" svg:x1="30.75cm" svg:y1="11.75cm" svg:x2="37.875cm" svg:y2="11.75cm">
          <text:p/>
        </draw:line>
        <draw:line draw:style-name="gr12" draw:text-style-name="P1" draw:layer="layout" svg:x1="37.5cm" svg:y1="11.75cm" svg:x2="37.5cm" svg:y2="28cm">
          <text:p/>
        </draw:line>
        <draw:custom-shape draw:style-name="gr13" draw:text-style-name="P1" draw:layer="layout" svg:width="11.625cm" svg:height="2.773cm" svg:x="16.507cm" svg:y="17.273cm">
          <text:p text:style-name="P1">Lin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1.625cm" svg:height="2.773cm" svg:x="16.508cm" svg:y="20.047cm">
          <text:p text:style-name="P1">Link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28.132cm" svg:y1="28cm" svg:x2="37.75cm" svg:y2="28cm">
          <text:p/>
        </draw:line>
        <draw:frame draw:style-name="gr8" draw:layer="layout" svg:width="8.588cm" svg:height="0.962cm" svg:x="7.162cm" svg:y="17.75cm">
          <draw:text-box>
            <text:p>linksTableUnusedLinkMarker</text:p>
          </draw:text-box>
        </draw:frame>
        <draw:frame draw:style-name="gr8" draw:layer="layout" svg:width="6.945cm" svg:height="0.962cm" svg:x="8.689cm" svg:y="20.76cm">
          <draw:text-box>
            <text:p>linksTableDataAddress</text:p>
          </draw:text-box>
        </draw:frame>
        <draw:frame draw:style-name="gr14" draw:layer="layout" svg:width="5cm" svg:height="1.25cm" svg:x="30.749cm" svg:y="14.174cm">
          <draw:text-box>
            <text:p>+sizeof(Link)</text:p>
          </draw:text-box>
        </draw:frame>
        <draw:frame draw:style-name="gr8" draw:layer="layout" svg:width="7.987cm" svg:height="0.962cm" svg:x="29.375cm" svg:y="20.958cm">
          <draw:text-box>
            <text:p>storageFileMinSizeInBytes</text:p>
          </draw:text-box>
        </draw:frame>
        <draw:line draw:style-name="gr9" draw:text-style-name="P1" draw:layer="layout" svg:x1="36cm" svg:y1="20.958cm" svg:x2="37.5cm" svg:y2="19.458cm">
          <text:p/>
        </draw:line>
        <draw:frame draw:style-name="gr8" draw:text-style-name="P4" draw:layer="layout" svg:width="23.315cm" svg:height="0.962cm" svg:x="2.185cm" svg:y="1.288cm">
          <draw:text-box>
            <text:p><text:span text:style-name="T2">Структура mmaped-памяти, PersistentMemoryManager.c (старый вариант)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363cm" svg:x="1cm" svg:y="3.091cm" draw:page-number="1"/>
      <draw:page-thumbnail draw:layer="backgroundobjects" svg:width="8.999cm" svg:height="6.363cm" svg:x="1cm" svg:y="11.667cm"/>
      <draw:page-thumbnail draw:layer="backgroundobjects" svg:width="8.999cm" svg:height="6.363cm" svg:x="1cm" svg:y="20.243cm"/>
      <draw:page-thumbnail draw:layer="backgroundobjects" svg:width="8.999cm" svg:height="6.363cm" svg:x="11cm" svg:y="3.091cm"/>
      <draw:page-thumbnail draw:layer="backgroundobjects" svg:width="8.999cm" svg:height="6.363cm" svg:x="11cm" svg:y="11.667cm"/>
      <draw:page-thumbnail draw:layer="backgroundobjects" svg:width="8.999cm" svg:height="6.363cm" svg:x="11cm" svg:y="20.243cm"/>
    </style:handout-master>
    <style:master-page style:name="Обычный" style:page-layout-name="PM1" draw:style-name="Mdp1">
      <draw:frame presentation:style-name="Обычный-title" draw:layer="backgroundobjects" svg:width="35.999cm" svg:height="4.625cm" svg:x="2.999cm" svg:y="2.103cm" presentation:class="title" presentation:placeholder="true">
        <draw:text-box/>
      </draw:frame>
      <draw:frame presentation:style-name="Обычный-outline1" draw:layer="backgroundobjects" svg:width="35.999cm" svg:height="18.282cm" svg:x="2.999cm" svg:y="7.481cm" presentation:class="outline" presentation:placeholder="true">
        <draw:text-box/>
      </draw:frame>
      <draw:frame presentation:style-name="Mpr1" draw:text-style-name="MP1" draw:layer="backgroundobjects" svg:width="9.319cm" svg:height="1.91cm" svg:x="2.999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679cm" svg:height="1.91cm" svg:x="14.679cm" svg:y="26.23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319cm" svg:height="1.91cm" svg:x="29.679cm" svg:y="26.234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2-22T23:57:10</meta:creation-date>
    <meta:editing-duration>PT01H47M16S</meta:editing-duration>
    <meta:editing-cycles>27</meta:editing-cycles>
    <dc:date>2012-02-23T19:57:36</dc:date>
    <meta:generator>OpenOffice.org/3.2$Unix OpenOffice.org_project/320m19$Build-9505</meta:generator>
    <meta:document-statistic meta:object-count="56"/>
  </office:meta>
</office:document-meta>
</file>